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padding="0.049cm" fo:border-left="none" fo:border-right="none" fo:border-top="none" fo:border-bottom="0.06pt solid #000000"/>
      <style:text-properties fo:font-size="14pt" fo:font-weight="bold" officeooo:rsid="00018e7e" officeooo:paragraph-rsid="0019c3b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18e7e" officeooo:paragraph-rsid="0019c3b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030b12" officeooo:paragraph-rsid="0019c3b7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18e7e" officeooo:paragraph-rsid="0019c3b7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1bcdd" officeooo:paragraph-rsid="0019c3b7" style:font-size-asian="14pt" style:font-weight-asian="normal" style:font-size-complex="14pt" style:font-weight-complex="normal"/>
    </style:style>
    <style:style style:name="T1" style:family="text">
      <style:text-properties officeooo:rsid="0008fe6c"/>
    </style:style>
    <style:style style:name="T2" style:family="text">
      <style:text-properties officeooo:rsid="0004f140"/>
    </style:style>
    <style:style style:name="T3" style:family="text">
      <style:text-properties officeooo:rsid="0007692b"/>
    </style:style>
    <style:style style:name="T4" style:family="text">
      <style:text-properties officeooo:rsid="000554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er</text:p>
      <text:p text:style-name="P2"/>
      <text:p text:style-name="P3">Start <text:span text:style-name="T1">text.</text:span></text:p>
      <text:p text:style-name="P4"/>
      <text:p text:style-name="P4">Word <text:bookmark-start text:name="WORD"/><text:span text:style-name="T2">{</text:span><text:span text:style-name="T3">WORD</text:span><text:span text:style-name="T2">}</text:span><text:bookmark-end text:name="WORD"/> word.</text:p>
      <text:p text:style-name="P4"/>
      <text:p text:style-name="P4"><text:bookmark-start text:name="PARAGRAPH"/><text:span text:style-name="T4">{P</text:span><text:span text:style-name="T3">ARAGRAPH</text:span><text:span text:style-name="T4">}</text:span><text:bookmark-end text:name="PARAGRAPH"/></text:p>
      <text:p text:style-name="P4"/>
      <text:p text:style-name="P5">End <text:span text:style-name="T1">tex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5T10:35:35.804569457</meta:creation-date>
    <dc:date>2025-02-05T10:35:48.890216608</dc:date>
    <meta:editing-duration>PT14S</meta:editing-duration>
    <meta:editing-cycles>1</meta:editing-cycles>
    <meta:document-statistic meta:table-count="0" meta:image-count="0" meta:object-count="0" meta:page-count="1" meta:paragraph-count="5" meta:word-count="9" meta:character-count="54" meta:non-whitespace-character-count="50"/>
    <meta:generator>LibreOfficeDev/25.8.0.0.alpha0$Linux_X86_64 LibreOffice_project/8fa6af450bf148f0033331e5b46154abd5ab72e5</meta:generator>
  </office:meta>
</office:document-meta>
</file>